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2.578cm" fo:margin-left="-1.118cm" table:align="left"/>
    </style:style>
    <style:style style:name="Table1.A" style:family="table-column">
      <style:table-column-properties style:column-width="2.439cm"/>
    </style:style>
    <style:style style:name="Table1.B" style:family="table-column">
      <style:table-column-properties style:column-width="3.411cm"/>
    </style:style>
    <style:style style:name="Table1.C" style:family="table-column">
      <style:table-column-properties style:column-width="6.791cm"/>
    </style:style>
    <style:style style:name="Table1.D" style:family="table-column">
      <style:table-column-properties style:column-width="3.821cm"/>
    </style:style>
    <style:style style:name="Table1.E" style:family="table-column">
      <style:table-column-properties style:column-width="1.383cm"/>
    </style:style>
    <style:style style:name="Table1.F" style:family="table-column">
      <style:table-column-properties style:column-width="1.822cm"/>
    </style:style>
    <style:style style:name="Table1.G" style:family="table-column">
      <style:table-column-properties style:column-width="2.91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0.739cm"/>
    </style:style>
    <style:style style:name="Table1.7" style:family="table-row">
      <style:table-row-properties style:min-row-height="1.226cm"/>
    </style:style>
    <style:style style:name="Table1.8" style:family="table-row">
      <style:table-row-properties style:min-row-height="1.012cm"/>
    </style:style>
    <style:style style:name="Table1.11" style:family="table-row">
      <style:table-row-properties style:min-row-height="1.713cm"/>
    </style:style>
    <style:style style:name="Table1.B11" style:family="table-cell" style:data-style-name="N2">
      <style:table-cell-properties fo:padding="0.097cm" fo:border="none"/>
    </style:style>
    <style:style style:name="Table1.12" style:family="table-row">
      <style:table-row-properties style:min-row-height="3.055cm"/>
    </style:style>
    <style:style style:name="Table1.G12" style:family="table-cell" style:data-style-name="N100">
      <style:table-cell-properties fo:padding="0.097cm" fo:border="none"/>
    </style:style>
    <style:style style:name="Table1.13" style:family="table-row">
      <style:table-row-properties style:min-row-height="0.411cm"/>
    </style:style>
    <style:style style:name="Table1.18" style:family="table-row">
      <style:table-row-properties style:min-row-height="0.293cm"/>
    </style:style>
    <style:style style:name="Table1.20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Table_20_Contents">
      <style:text-properties style:font-name="Times New Roman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text-properties style:font-name="Times New Roman" fo:font-size="11pt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0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25pt" style:font-size-asian="21.8500003814697pt" style:font-size-complex="25pt"/>
    </style:style>
    <style:style style:name="P12" style:family="paragraph" style:parent-style-name="Text_20_body" style:master-page-name="Standard">
      <style:paragraph-properties style:page-number="auto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2pt" style:font-size-asian="1.75pt" style:font-size-complex="2pt"/>
    </style:style>
    <style:style style:name="P14" style:family="paragraph" style:parent-style-name="Table_20_Contents">
      <style:text-properties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7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27pt" style:font-size-asian="23.6000003814697pt" style:font-size-complex="27pt"/>
    </style:style>
    <style:style style:name="P1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21" style:family="paragraph" style:parent-style-name="Table_20_Contents">
      <style:paragraph-properties fo:text-align="end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Times New Roman" fo:font-size="7pt" fo:font-weight="bold" style:font-size-asian="6.09999990463257pt" style:font-weight-asian="bold" style:font-size-complex="7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Times New Roman" fo:font-size="3pt" style:font-size-asian="2.59999990463257pt" style:font-size-complex="3pt"/>
    </style:style>
    <style:style style:name="P24" style:family="paragraph" style:parent-style-name="Table_20_Contents">
      <style:text-properties style:font-name="Times New Roman" fo:font-size="15pt" style:font-size-asian="13.1000003814697pt" style:font-size-complex="15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5pt" style:font-size-asian="13.1000003814697pt" style:font-size-complex="15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5pt" style:font-size-asian="4.34999990463257pt" style:font-size-complex="5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6pt" style:font-size-asian="5.25pt" style:font-size-complex="6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6pt" style:font-size-asian="5.25pt" style:font-size-complex="6pt"/>
    </style:style>
    <style:style style:name="P2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0pt" fo:font-weight="normal" style:font-size-asian="8.75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8.10000038146973pt" style:font-size-asian="8.10000038146973pt" style:font-size-complex="8.10000038146973pt"/>
    </style:style>
    <style:style style:name="P31" style:family="paragraph" style:parent-style-name="Table_20_Contents">
      <style:text-properties fo:color="#000000" style:font-name="Times New Roman" fo:font-size="11pt" style:font-size-asian="11pt" style:font-size-complex="11pt"/>
    </style:style>
    <style:style style:name="P32" style:family="paragraph" style:parent-style-name="Table_20_Contents">
      <style:paragraph-properties fo:text-align="end" style:justify-single-word="false"/>
      <style:text-properties fo:color="#000000" style:font-name="Times New Roman" fo:font-size="11pt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34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35" style:family="paragraph" style:parent-style-name="Table_20_Contents">
      <style:paragraph-properties fo:text-align="start" style:justify-single-word="false"/>
      <style:text-properties fo:color="#000000" style:font-name="Times New Roman" fo:font-size="15pt" style:font-size-asian="13.1000003814697pt" style:font-size-complex="15pt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color="#000000"/>
    </style:style>
    <style:style style:name="T2" style:family="text">
      <style:text-properties style:font-name="Times New Roman1"/>
    </style:style>
    <style:style style:name="T3" style:family="text">
      <style:text-properties fo:font-size="6pt" style:font-size-asian="5.25pt" style:font-size-complex="6pt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2"/>
            </table:table-cell>
            <table:covered-table-cell/>
            <table:covered-table-cell/>
            <table:table-cell table:style-name="Table1.A1" table:number-columns-spanned="3" office:value-type="string">
              <text:p text:style-name="P7"><text:placeholder text:placeholder-type="text">&lt;o.vvt_number and o.vvt_number or ''&gt;</text:placeholder> <text:s text:c="3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2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7"><text:span text:style-name="T2"><text:placeholder text:placeholder-type="text">&lt;o.sale_id and o.sale_id.po_number or ''&gt;</text:placeholder></text:span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5"/>
            <text:p text:style-name="P5"/>
            <text:p text:style-name="P5"/>
            <text:p text:style-name="P5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24"/>
            <text:p text:style-name="P5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5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5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5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5"><text:span text:style-name="T1"><text:s text:c="5"/></text:span><text:span text:style-name="T1"><text:placeholder text:placeholder-type="text" text:description="o.partner_id.street3">&lt;get_state_country(o.partner_id)&gt;</text:placeholder></text:span><text:span text:style-name="T1"> </text:span></text:p>
            <text:p text:style-name="P31"/>
          </table:table-cell>
          <table:covered-table-cell/>
          <table:covered-table-cell/>
          <table:table-cell table:style-name="Table1.A1" table:number-columns-spanned="4" office:value-type="string">
            <text:p text:style-name="P25"/>
            <text:p text:style-name="P34"><text:placeholder text:placeholder-type="text" text:description="o.partner_id.name">&lt;(o.cons_loca and o.cons_loca.name or '').upper()&gt;</text:placeholder></text:p>
            <text:p text:style-name="P3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34"><text:placeholder text:placeholder-type="text" text:description="o.partner_id.name">&lt;get_s3(o.cons_loca)&gt;</text:placeholder></text:p>
            <text:p text:style-name="P34">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34"><text:placeholder text:placeholder-type="text" text:description="o.partner_id.name">&lt;(o.cons_loca and o.cons_loca.country_id.name or '').upper() or ''&gt;</text:placeholder> </text:p>
            <text:p text:style-name="P35"/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rows-spanned="2" table:number-columns-spanned="2" office:value-type="string">
            <text:p text:style-name="P28"/>
            <text:p text:style-name="P6"><text:placeholder text:placeholder-type="text">&lt;get_pre(o.pre_carriage_by or '').upper() or '' &gt;</text:placeholder></text:p>
          </table:table-cell>
          <table:covered-table-cell/>
          <table:table-cell table:style-name="Table1.A1" table:number-rows-spanned="2" office:value-type="string">
            <text:p text:style-name="P2"/>
          </table:table-cell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table:number-columns-spanned="2" office:value-type="string">
            <text:p text:style-name="P27"/>
            <text:p text:style-name="P6"><text:placeholder text:placeholder-type="text">&lt;o.country_dest or ''&gt;</text:placeholder></text:p>
          </table:table-cell>
          <table:covered-table-cell/>
        </table:table-row>
        <table:table-row table:style-name="Table1.5">
          <table:covered-table-cell/>
          <table:covered-table-cell/>
          <table:covered-table-cell/>
          <table:table-cell table:style-name="Table1.A1" table:number-rows-spanned="2" table:number-columns-spanned="4" office:value-type="string">
            <text:p text:style-name="P7"><text:s text:c="39"/></text:p>
            <text:p text:style-name="P26"/>
            <text:p text:style-name="P7"><text:s text:c="17"/><text:placeholder text:placeholder-type="text">&lt;o.sale_id.incoterms_id.code or ''&gt;</text:placeholder> <text:placeholder text:placeholder-type="text">&lt;o.tod_place or ''&gt;</text:placeholder> <text:placeholder text:placeholder-type="text">&lt;o.payment_term and o.payment_term.name or ''&gt;</text:placeholder>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2" office:value-type="string">
            <text:p text:style-name="P6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6">CHENNAI INDIA</text:p>
          </table:table-cell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1" table:number-columns-spanned="2" office:value-type="string">
            <text:p text:style-name="P6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6"><text:placeholder text:placeholder-type="text">&lt;o.final_desti  or ''&gt;</text:placeholder></text:p>
            <text:p text:style-name="P6"/>
          </table:table-cell>
          <table:table-cell table:style-name="Table1.A1" table:number-columns-spanned="4" office:value-type="string">
            <text:p text:style-name="P5"><text:s/><text:placeholder text:placeholder-type="text">&lt;o.lc_no or '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9"/>
            <text:p text:style-name="P9"/>
          </table:table-cell>
        </table:table-row>
        <table:table-row>
          <table:table-cell table:style-name="Table1.A1" table:number-columns-spanned="7" office:value-type="string">
            <text:p text:style-name="P6"><text:placeholder text:placeholder-type="text" text:description="for each=&quot;line in o.invoice_line&quot;">&lt;for each="line in o.invoice_line"&gt;</text:placeholder></text:p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" office:value-type="string">
            <text:p text:style-name="P30"><text:placeholder text:placeholder-type="text">&lt;o.mark_container_no or ''&gt;</text:placeholder></text:p>
          </table:table-cell>
          <table:table-cell table:style-name="Table1.B11" office:value-type="float" office:value="0">
            <text:p text:style-name="P36"><text:s/><text:placeholder text:placeholder-type="text">&lt;(o.delivery_order_id and o.delivery_order_id.bag_detail or '').upper()&gt;</text:placeholder></text:p>
            <text:p text:style-name="P6"/>
          </table:table-cell>
          <table:table-cell table:style-name="Table1.A1" office:value-type="string">
            <text:p text:style-name="P4"><text:s/><text:placeholder text:placeholder-type="text">&lt;o.disc_goods or ''&gt;</text:placeholder></text:p>
          </table:table-cell>
          <table:table-cell table:style-name="Table1.A1" office:value-type="string">
            <text:p text:style-name="P32"><text:placeholder text:placeholder-type="text">&lt;get_qty_kgs(line.quantity, line.uos_id and line.uos_id.name or False, o.invoice_type)&gt;</text:placeholder> KGS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</table:table-cell>
          <table:table-cell table:style-name="Table1.A1" table:number-columns-spanned="2" office:value-type="string">
            <text:p text:style-name="P1"><text:placeholder text:placeholder-type="text">&lt;get_amt5(get_rate_kgs(line.price_unit)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get_amt2(line.price_subtotal)&gt;</text:placeholder></text:p>
          </table:table-cell>
        </table:table-row>
        <table:table-row table:style-name="Table1.1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1"/>
            <text:p text:style-name="P10"><text:placeholder text:placeholder-type="text">&lt;'FREIGHT :' if line.freight else ''&gt;</text:placeholder></text:p>
            <text:p text:style-name="P10"><text:placeholder text:placeholder-type="text">&lt;'INSURANCE :' if line.freight else ''&gt;</text:placeholder></text:p>
            <text:p text:style-name="P10"><text:placeholder text:placeholder-type="text">&lt;'OTHER CHARGES :' if line.freight else ''&gt;</text:placeholder></text:p>
          </table:table-cell>
          <table:table-cell table:style-name="Table1.A1" office:value-type="string">
            <text:p text:style-name="P3"/>
          </table:table-cell>
          <table:table-cell table:style-name="Table1.B11" table:number-columns-spanned="2" office:value-type="float" office:value="0">
            <text:p text:style-name="P11"/>
            <text:p text:style-name="P10"><text:placeholder text:placeholder-type="text">&lt;get_frt_ins_oc(line.freight,line.quantity,line.freight)['frt']&gt;</text:placeholder></text:p>
            <text:p text:style-name="P17"><text:placeholder text:placeholder-type="text">&lt;get_frt_ins_oc(line.insurance, line.quantity,line.freight)['ins']&gt;</text:placeholder></text:p>
            <text:p text:style-name="P17"><text:soft-page-break/><text:placeholder text:placeholder-type="text">&lt;get_frt_ins_oc(line.others, line.quantity,line.freight)['oc']&gt;</text:placeholder></text:p>
          </table:table-cell>
          <table:covered-table-cell/>
          <table:table-cell table:style-name="Table1.G12" office:value-type="float" office:value="0">
            <text:p text:style-name="P11"/>
            <text:p text:style-name="P10"><text:placeholder text:placeholder-type="text">&lt;get_amt2(round(line.freight*line.quantity,2)) if line.freight&gt;0 else ''&gt;</text:placeholder></text:p>
            <text:p text:style-name="P17"><text:soft-page-break/><text:placeholder text:placeholder-type="text">&lt;get_amt2(round(line.insurance*line.quantity,2)) if line.freight&gt;0 else ''&gt;</text:placeholder></text:p>
            <text:p text:style-name="P17"><text:placeholder text:placeholder-type="text">&lt;get_amt2(round(line.others*line.quantity,2)) if line.freight&gt;0 else ''&gt;</text:placeholder></text:p>
          </table:table-cell>
        </table:table-row>
        <table:table-row table:style-name="Table1.13">
          <table:table-cell table:style-name="Table1.A1" table:number-columns-spanned="7" office:value-type="string">
            <text:p text:style-name="P7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e1.G12" table:number-columns-spanned="2">
            <text:p text:style-name="P6"/>
          </table:table-cell>
          <table:covered-table-cell/>
          <table:table-cell table:style-name="Table1.G12" office:value-type="float" office:value="0">
            <text:p text:style-name="P29"/>
            <text:p text:style-name="P19"><text:placeholder text:placeholder-type="text" text:description="get_total_amount(o.invoice_line)">&lt;get_amt2(get_total_amount(o.invoice_line))&gt;</text:placeholder></text:p>
          </table:table-cell>
        </table:table-row>
        <table:table-row>
          <table:table-cell table:style-name="Table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e1.G12" table:number-columns-spanned="2">
            <text:p text:style-name="P6"/>
          </table:table-cell>
          <table:covered-table-cell/>
          <table:table-cell table:style-name="Table1.G12" office:value-type="float" office:value="0">
            <text:p text:style-name="P8">0.00</text:p>
          </table:table-cell>
        </table:table-row>
        <table:table-row>
          <table:table-cell table:style-name="Table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e1.G12" table:number-columns-spanned="2">
            <text:p text:style-name="P6"/>
          </table:table-cell>
          <table:covered-table-cell/>
          <table:table-cell table:style-name="Table1.G12" office:value-type="float" office:value="0">
            <text:p text:style-name="P8">0.00</text:p>
          </table:table-cell>
        </table:table-row>
        <table:table-row>
          <table:table-cell table:style-name="Table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e1.G12" table:number-columns-spanned="2">
            <text:p text:style-name="P6"/>
          </table:table-cell>
          <table:covered-table-cell/>
          <table:table-cell table:style-name="Table1.G12" office:value-type="float" office:value="0">
            <text:p text:style-name="P23"/>
            <text:p text:style-name="P8">0.00</text:p>
          </table:table-cell>
        </table:table-row>
        <table:table-row table:style-name="Table1.18">
          <table:table-cell table:style-name="Table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e1.G12" table:number-columns-spanned="2">
            <text:p text:style-name="P6"/>
          </table:table-cell>
          <table:covered-table-cell/>
          <table:table-cell table:style-name="Table1.G12" office:value-type="float" office:value="0">
            <text:p text:style-name="P23"/>
            <text:p text:style-name="P8">0.00</text:p>
          </table:table-cell>
        </table:table-row>
        <table:table-row>
          <table:table-cell table:style-name="Table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e1.G12" table:number-columns-spanned="2">
            <text:p text:style-name="P6"/>
          </table:table-cell>
          <table:covered-table-cell/>
          <table:table-cell table:style-name="Table1.G12" office:value-type="float" office:value="0">
            <text:p text:style-name="P22"/>
            <text:p text:style-name="P21"><text:s text:c="4"/><text:placeholder text:placeholder-type="text" text:description="get_total_amount(o.invoice_line)">&lt;get_amt2(get_total_amount(o.invoice_line))&gt;</text:placeholder></text:p>
          </table:table-cell>
        </table:table-row>
        <table:table-row table:style-name="Table1.20">
          <table:table-cell table:style-name="Table1.A1" table:number-columns-spanned="7" office:value-type="string">
            <text:p text:style-name="P7"><text:s text:c="3"/></text:p>
            <text:p text:style-name="P7"><text:s text:c="3"/><text:placeholder text:placeholder-type="text">&lt;(amount_to_text(get_total_amount(o.invoice_line), o.currency_id)).upper() or ''&gt;</text:placeholder></text:p>
            <text:p text:style-name="P7"><text:s text:c="3"/><text:placeholder text:placeholder-type="text">&lt;o.epcg_no&gt;</text:placeholder> <text:s text:c="9"/></text:p>
            <text:p text:style-name="P7"><text:s text:c="3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-top="1.11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5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7-07-24T13:31:05</dc:date>
    <meta:editing-duration>P1DT9H54M14S</meta:editing-duration>
    <meta:editing-cycles>540</meta:editing-cycles>
    <meta:generator>LibreOffice/3.5$Linux_x86 LibreOffice_project/350m1$Build-2</meta:generator>
    <dc:creator>dev129 </dc:creator>
    <meta:document-statistic meta:table-count="1" meta:image-count="0" meta:object-count="0" meta:page-count="2" meta:paragraph-count="48" meta:word-count="179" meta:character-count="2248" meta:non-whitespace-character-count="1912"/>
  </office:meta>
</office:document-meta>
</file>